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50%"/>
      <style:text-properties officeooo:rsid="000b3a08" officeooo:paragraph-rsid="000b3a08"/>
    </style:style>
    <style:style style:name="P2" style:family="paragraph" style:parent-style-name="Standard">
      <style:paragraph-properties fo:line-height="150%" fo:text-align="justify" style:justify-single-word="false"/>
      <style:text-properties officeooo:rsid="000b3a08" officeooo:paragraph-rsid="000b3a08"/>
    </style:style>
    <style:style style:name="P3" style:family="paragraph" style:parent-style-name="Standard">
      <style:paragraph-properties fo:line-height="150%"/>
      <style:text-properties style:text-underline-style="solid" style:text-underline-width="auto" style:text-underline-color="font-color" fo:font-weight="bold" officeooo:rsid="000b3a08" officeooo:paragraph-rsid="000b3a08" style:font-weight-asian="bold" style:font-weight-complex="bold"/>
    </style:style>
    <style:style style:name="P4" style:family="paragraph" style:parent-style-name="Standard">
      <style:paragraph-properties fo:line-height="150%" fo:text-align="justify" style:justify-single-word="false"/>
      <style:text-properties style:text-underline-style="solid" style:text-underline-width="auto" style:text-underline-color="font-color" fo:font-weight="bold" officeooo:rsid="000b3a08" officeooo:paragraph-rsid="000b3a08" style:font-weight-asian="bold" style:font-weight-complex="bold"/>
    </style:style>
    <style:style style:name="P5" style:family="paragraph" style:parent-style-name="Standard">
      <style:paragraph-properties fo:text-align="center" style:justify-single-word="false"/>
      <style:text-properties fo:font-size="15pt" fo:font-weight="bold" officeooo:rsid="000b3a08" officeooo:paragraph-rsid="000b3a08" style:font-size-asian="15pt" style:font-weight-asian="bold" style:font-size-complex="15pt" style:font-weight-complex="bold"/>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Sophisme et paralogismes</text:p>
      <text:p text:style-name="P5">Exercice d’application</text:p>
      <text:p text:style-name="P1"/>
      <text:p text:style-name="P1"/>
      <text:p text:style-name="P1">Ce devoir ne comptera dans la moyenne que s’il monte votre note.</text:p>
      <text:p text:style-name="P1"/>
      <text:p text:style-name="P1"/>
      <text:p text:style-name="P3">Exercice 1 :<text:span text:style-name="T1"> (/10)</text:span></text:p>
      <text:p text:style-name="P2"/>
      <text:p text:style-name="P2">On travaille sur le sujet suivant : <text:span text:style-name="T3">« Faut-il toujours dire la vérité ? »</text:span></text:p>
      <text:p text:style-name="P2">Vous allez rédiger ce que les sophistes appelaient une « antilogie », ou un « double discours ». Il s’agit de développer deux discours allant chacun en sens contraire (dans le sens du oui, puis dans le sens du nom).</text:p>
      <text:p text:style-name="P2">Pour cela, vous allez faire usage des sophismes et paralogismes que nous avons vus ensemble – vous pouvez bien sûr faire usage du document distribué en cours. Vous pouvez également fournir des arguments que vous considérez valide, vous pouvez employer des procédés littéraires si vous le désirez ; le tout est que votre discours soit aussi persuasif que possible.</text:p>
      <text:p text:style-name="P2"/>
      <text:p text:style-name="P2">10 minutes avant la fin du cours : vous remettrez votre devoir, et vous recevrez le devoir anonymisé d’un camarade. C’est le début de l’exercice 2.</text:p>
      <text:p text:style-name="P2"/>
      <text:p text:style-name="P2"/>
      <text:p text:style-name="P4">Exercice 2 :<text:span text:style-name="T2"> </text:span><text:span text:style-name="T1">(/10)</text:span></text:p>
      <text:p text:style-name="P2"/>
      <text:p text:style-name="P2">Cet exercice est à faire à la maison, et à rendre pour la séance suivante. Vous disposez du « double discours » anonymisé d’un camarade. Votre but est d’identifier tous les sophismes et paralogismes employés par l’auteur ; vous pouvez également préciser quand un argument vous paraît correct.</text:p>
      <text:p text:style-name="P2">Vous choisissez <text:span text:style-name="T3">un</text:span> de ces procédés argumentatifs, et vous rédigez une réponse développée et persuasive (comme si vous répondiez à l’auteur dans le cadre d’un débat, juste après qu’il ait développé cet argumen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3-17T07:58:47.583000000</meta:creation-date>
    <dc:title>Page vierge</dc:title>
    <meta:generator>LibreOffice/7.2.5.2$Windows_X86_64 LibreOffice_project/499f9727c189e6ef3471021d6132d4c694f357e5</meta:generator>
    <meta:editing-duration>PT46S</meta:editing-duration>
    <meta:editing-cycles>2</meta:editing-cycles>
    <dc:date>2023-03-17T08:10:44.660000000</dc:date>
    <meta:document-statistic meta:table-count="0" meta:image-count="0" meta:object-count="0" meta:page-count="1" meta:paragraph-count="11" meta:word-count="245" meta:character-count="1447" meta:non-whitespace-character-count="1212"/>
    <meta:template xlink:type="simple" xlink:actuate="onRequest" xlink:title="Page vierge" xlink:href="../../../../../../AppData/Roaming/LibreOffice/4/user/template/Page%20vierge1.ott" meta:date="2023-03-17T07:58:47.177000000"/>
  </office:meta>
</office:document-meta>
</file>